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Noto Sans Devanagari" svg:font-family="'Noto Sans Devanagari'" style:font-family-generic="swiss"/>
    <style:font-face style:name="Times New Roman3" svg:font-family="'Times New Roman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979cm" table:align="margins"/>
    </style:style>
    <style:style style:name="Table1.A" style:family="table-column">
      <style:table-column-properties style:column-width="3.295cm" style:rel-column-width="1868*"/>
    </style:style>
    <style:style style:name="Table1.B" style:family="table-column">
      <style:table-column-properties style:column-width="4.595cm" style:rel-column-width="2605*"/>
    </style:style>
    <style:style style:name="Table1.C" style:family="table-column">
      <style:table-column-properties style:column-width="5.412cm" style:rel-column-width="3068*"/>
    </style:style>
    <style:style style:name="Table1.D" style:family="table-column">
      <style:table-column-properties style:column-width="3.678cm" style:rel-column-width="208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style:font-name="Times New Roman" fo:font-size="14pt" officeooo:rsid="0005a250" officeooo:paragraph-rsid="0005a250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officeooo:paragraph-rsid="0005a250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05a250" officeooo:paragraph-rsid="0005a250" style:font-size-asian="14pt" style:font-weight-asian="normal" style:font-size-complex="1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rsid="0005a250" officeooo:paragraph-rsid="0005a250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07531c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08e4be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0a6793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00bf721"/>
    </style:style>
    <style:style style:name="P9" style:family="paragraph" style:parent-style-name="Standard">
      <style:paragraph-properties fo:margin-left="0cm" fo:margin-right="0cm" fo:text-indent="1.251cm" style:auto-text-indent="false"/>
      <style:text-properties officeooo:paragraph-rsid="0007531c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5a250" officeooo:paragraph-rsid="0007531c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bf721"/>
    </style:style>
    <style:style style:name="P12" style:family="paragraph" style:parent-style-name="Text">
      <loext:graphic-properties draw:fill="none"/>
      <style:paragraph-properties fo:margin-left="0cm" fo:margin-right="0cm" fo:text-align="justify" style:justify-single-word="false" fo:orphans="0" fo:widows="0" fo:text-indent="1.251cm" style:auto-text-indent="false" fo:background-color="transparen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a6793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officeooo:rsid="000bf721" officeooo:paragraph-rsid="000bf7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officeooo:rsid="000bf721" officeooo:paragraph-rsid="000bf721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officeooo:rsid="000de9c3" officeooo:paragraph-rsid="000de9c3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officeooo:rsid="000de9c3" officeooo:paragraph-rsid="000de9c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officeooo:rsid="0005a250" style:font-size-asian="14pt" style:font-weight-asian="normal" style:font-size-complex="14pt" style:font-weight-complex="normal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officeooo:rsid="0005a250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07531c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05a250" style:font-size-asian="14pt" style:font-weight-asian="normal" style:font-size-complex="14pt" style:font-weight-complex="normal"/>
    </style:style>
    <style:style style:name="T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08e4be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0a6793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5a250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8e4be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bf721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8e4be" fo:background-color="#ffffff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a6793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officeooo:rsid="000a6793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0a6793" fo:background-color="#ffffff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monospace" fo:font-size="14pt" fo:letter-spacing="normal" fo:language="ru" fo:country="RU" fo:font-style="normal" fo:font-weight="normal" officeooo:rsid="0008e4be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officeooo:rsid="0005a250" style:font-size-asian="14pt" style:font-size-complex="14pt"/>
    </style:style>
    <style:style style:name="T17" style:family="text">
      <style:text-properties fo:color="#000000" style:font-name="Times New Roman" fo:font-size="14pt" officeooo:rsid="0005a250" style:font-size-asian="14pt" style:font-size-complex="14pt"/>
    </style:style>
    <style:style style:name="T18" style:family="text">
      <style:text-properties fo:color="#000000" style:font-name="Times New Roman" fo:font-size="14pt" officeooo:rsid="0007531c" style:font-size-asian="14pt" style:font-size-complex="14pt"/>
    </style:style>
    <style:style style:name="T19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5.</text:span> ПРОГРАММА И МЕТОДИКА ИСПЫТАНИЙ</text:p>
      <text:p text:style-name="P1"/>
      <text:p text:style-name="P2"><text:span text:style-name="T16">Одним из основных этапов разработки программного средства является его тестировани</text:span><text:span text:style-name="T17">е. Тестирование ПО – это процесс выявление ошибок при разностороннем исследовании приложения. </text:span><text:span text:style-name="T18">Выявление ошибок осуществляется путём сопоставление реального и ожидаемого результатов тестов. В более широком смысле </text:span><text:span text:style-name="T2">Тестирование программного обеспечения</text:span><text:span text:style-name="T3"> — процесс исследования, испытания </text:span><text:span text:style-name="T4">программного продукта,</text:span><text:span text:style-name="T3"> имеющий две различные цели: продемонстрировать разработчикам и заказчикам, что программа соответствует требованиям </text:span><text:span text:style-name="T4">и </text:span><text:span text:style-name="T3">выявить ситуации, в которых поведение прог</text:span><text:span text:style-name="T2">раммы является неправильным, нежелательным или не соответствующим спецификации.</text:span></text:p>
      <text:p text:style-name="P10"><text:span text:style-name="T19">Каждый этап разработки программного обеспечения сопровождается написанием большого количества разнообразных тестов. Ниже приведены некоторые виды тестирования:</text:span></text:p>
      <text:p text:style-name="P10"><text:span text:style-name="T19">— модульное тестирование;</text:span></text:p>
      <text:p text:style-name="P9"><text:span text:style-name="T8">— </text:span><text:span text:style-name="Hyperlink.0"><text:span text:style-name="T8">функциональное тестирование</text:span></text:span><text:span text:style-name="None"><text:span text:style-name="T5">;</text:span></text:span></text:p>
      <text:p text:style-name="P9"><text:span text:style-name="None"><text:span text:style-name="T5">— </text:span></text:span><text:span text:style-name="Hyperlink.0"><text:span text:style-name="T8">тестирование производительности</text:span></text:span><text:span text:style-name="None"><text:span text:style-name="T5">;</text:span></text:span></text:p>
      <text:p text:style-name="P9"><text:span text:style-name="None"><text:span text:style-name="T5">— </text:span></text:span><text:span text:style-name="Hyperlink.0"><text:span text:style-name="T8">тестирование совместимости</text:span></text:span><text:span text:style-name="None"><text:span text:style-name="T5">;</text:span></text:span></text:p>
      <text:p text:style-name="P5"><text:span text:style-name="None"><text:span text:style-name="T5">— </text:span></text:span><text:span text:style-name="Hyperlink.0"><text:span text:style-name="T8">тестирование интерфейса пользователя</text:span></text:span><text:span text:style-name="None"><text:span text:style-name="T5">.</text:span></text:span></text:p>
      <text:p text:style-name="P6"><text:span text:style-name="None"><text:span text:style-name="T6">Написание тестов необходимо для снижения рисков по нарушению работоспособности приложения при внесении дополнительных изменений. </text:span></text:span><text:span text:style-name="None"><text:span text:style-name="T7">Сам процесс написания тестов является довольно трудозатратным и <text:s/>требующим большого количества времени, но эти затраты полностью окупаются эффектом надежности и стабильности программного средства. </text:span></text:span><text:span text:style-name="None"><text:span text:style-name="T9">По мере продвижения проекта стоимость устранения дефектов ПО может экспоненциально возрастать. Инструменты статического и динамического анализа помогают предотвратить эти затраты благодаря обнаружению программных ошибок на ранних этапах жизненного цикла ПО.</text:span></text:span></text:p>
      <text:p text:style-name="P6"><text:span text:style-name="None"><text:span text:style-name="T9">В ходе разработки настоящего программного средства были применены следующие виды тестирования: модульное и функциональное. Модульное тестирование производилось с использованием библиотеки Junit версии 4.12, функциональное проектирование производилось на персональном компьютере Lenovo G700 с установленной ОС </text:span></text:span><text:span text:style-name="None"><text:span text:style-name="T11">Manjaro 17.0.1 Gellivara, процессором Intel Core i7 и и восьмью гигабайтами оперативной памяти.</text:span></text:span></text:p>
      <text:p text:style-name="P6"><text:span text:style-name="None"><text:span text:style-name="T11"/></text:span></text:p>
      <text:p text:style-name="P7"><text:span text:style-name="None"><text:span text:style-name="T13">5.1</text:span></text:span><text:span text:style-name="None"><text:span text:style-name="T12"> Функциональное тестирование</text:span></text:span></text:p>
      <text:p text:style-name="P7"><text:span text:style-name="None"><text:span text:style-name="T12"/></text:span></text:p>
      <text:p text:style-name="P12"><text:span text:style-name="None"><text:span text:style-name="T14">Функциональное тестирование – это тестирование функций приложения на соответствие требованиям. Оценка производится в соответствии с ожидаемыми и полученными результатами (на основании функциональной спецификации), при условии, что функции отрабатывали на различных значениях. При тестировании предполагается обработка данных и предсказуемая реакция приложения, когда данные, поданные на вход не являются корректными. Результаты функционального тестирования приложения приведены в таблице 5.1.</text:span></text:span></text:p>
      <text:p text:style-name="P8"><text:span text:style-name="None"><text:span text:style-name="T15"><text:line-break/></text:span></text:span><text:soft-page-break/><text:span text:style-name="None"><text:span text:style-name="T10">Таблица 5.1 – Результаты функционального проектирования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Компонент</text:p>
          </table:table-cell>
          <table:table-cell table:style-name="Table1.A1" office:value-type="string">
            <text:p text:style-name="P13">Название тестоваого случая</text:p>
          </table:table-cell>
          <table:table-cell table:style-name="Table1.A1" office:value-type="string">
            <text:p text:style-name="P13">Шаги теста</text:p>
          </table:table-cell>
          <table:table-cell table:style-name="Table1.D1" office:value-type="string">
            <text:p text:style-name="P13">Результат выполнения теста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3">3</text:p>
          </table:table-cell>
          <table:table-cell table:style-name="Table1.D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13">Окно входа в систему</text:p>
          </table:table-cell>
          <table:table-cell table:style-name="Table1.A2" office:value-type="string">
            <text:p text:style-name="P13">Аутентификация с корректным логином и паролем</text:p>
          </table:table-cell>
          <table:table-cell table:style-name="Table1.A2" office:value-type="string">
            <text:p text:style-name="P14">1 Ввести логина и пароля.</text:p>
            <text:p text:style-name="P14">2 Нажать кнопку «Login»</text:p>
            <text:p text:style-name="P14">3 Перейти на главную страницу приложения</text:p>
          </table:table-cell>
          <table:table-cell table:style-name="Table1.D2" office:value-type="string">
            <text:p text:style-name="P13">Тест пройден успешно</text:p>
          </table:table-cell>
        </table:table-row>
        <table:table-row>
          <table:table-cell table:style-name="Table1.A2" office:value-type="string">
            <text:p text:style-name="P15">Окно регистрации пользователя</text:p>
          </table:table-cell>
          <table:table-cell table:style-name="Table1.A2" office:value-type="string">
            <text:p text:style-name="P15">Регистрация пользователя</text:p>
          </table:table-cell>
          <table:table-cell table:style-name="Table1.A2" office:value-type="string">
            <text:p text:style-name="P16">1Ввести логин и пароль</text:p>
            <text:p text:style-name="P16">2 Ввести адрес электронной почты</text:p>
            <text:p text:style-name="P16">3 Ввести имя и фамилию</text:p>
            <text:p text:style-name="P16">4 Нажать кнопку «Register»</text:p>
            <text:p text:style-name="P16">5 Получить уведомление об успешной регистрации</text:p>
          </table:table-cell>
          <table:table-cell table:style-name="Table1.D2" office:value-type="string">
            <text:p text:style-name="P15">Тест пройден успешно</text:p>
          </table:table-cell>
        </table:table-row>
        <table:table-row>
          <table:table-cell table:style-name="Table1.A2" office:value-type="string">
            <text:p text:style-name="P15">Окно доски проекта</text:p>
          </table:table-cell>
          <table:table-cell table:style-name="Table1.A2" office:value-type="string">
            <text:p text:style-name="P15">Создание новой задачи, при наличии необходимых прав</text:p>
          </table:table-cell>
          <table:table-cell table:style-name="Table1.A2" office:value-type="string">
            <text:p text:style-name="P16">1 Нажать кнопку «New task»</text:p>
            <text:p text:style-name="P16">2 Заполнить поля с названием задачи и описанием</text:p>
            <text:p text:style-name="P16">3 Нажать кнопку «Create»</text:p>
            <text:p text:style-name="P16">4 Получить уведомление об успешном создании задачи</text:p>
            <text:p text:style-name="P16"/>
          </table:table-cell>
          <table:table-cell table:style-name="Table1.D2" office:value-type="string">
            <text:p text:style-name="P15">Тест пройден успешно</text:p>
          </table:table-cell>
        </table:table-row>
      </table:table>
      <text:p text:style-name="P11"><text:span text:style-name="None"><text:span text:style-name="T15"><text:line-break/>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Times New Roman" svg:font-family="'Times New Roman'" style:font-family-generic="roman"/>
    <style:font-face style:name="Noto Sans Devanagari" svg:font-family="'Noto Sans Devanagari'" style:font-family-generic="swiss"/>
    <style:font-face style:name="Times New Roman3" svg:font-family="'Times New Roman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Text" style:family="paragraph" style:parent-style-name="Caption" style:default-outline-level="" style:class="extra">
      <loext:graphic-properties draw:fill-color="#ffff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3" style:font-family-complex="'Times New Roman'" style:font-family-generic-complex="swiss" style:font-size-complex="14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one" style:family="text"/>
    <style:style style:name="Hyperlink.0" style:family="text" style:parent-style-name="None">
      <style:text-properties fo:language="ru" fo:country="RU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editing-cycles>4</meta:editing-cycles>
    <meta:creation-date>2008-08-22T11:41:04</meta:creation-date>
    <dc:date>2017-04-28T22:50:43.314439401</dc:date>
    <meta:editing-duration>PT21M26S</meta:editing-duration>
    <meta:document-statistic meta:table-count="1" meta:image-count="0" meta:object-count="0" meta:page-count="2" meta:paragraph-count="43" meta:word-count="387" meta:character-count="3248" meta:non-whitespace-character-count="2891"/>
  </office:meta>
</office:document-meta>
</file>